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in" style:contextual-spacing="false" fo:line-height="100%" fo:orphans="0" fo:widows="0"/>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font-weight="bold" style:font-name-asian="Modern Antiqua1" style:font-weight-asian="bold" style:font-name-complex="Modern Antiqua1"/>
    </style:style>
    <style:style style:name="P5" style:family="paragraph" style:parent-style-name="Exalted">
      <style:paragraph-properties fo:margin-top="0in" fo:margin-bottom="0.139in" style:contextual-spacing="false" fo:line-height="100%" fo:text-align="start" style:justify-single-word="false" fo:orphans="0" fo:widows="0"/>
    </style:style>
    <style:style style:name="P6" style:family="paragraph" style:parent-style-name="Exalted">
      <style:text-properties fo:font-weight="normal" style:font-weight-asian="normal" style:font-weight-complex="normal"/>
    </style:style>
    <style:style style:name="P7" style:family="paragraph" style:parent-style-name="Exalted">
      <style:text-properties fo:font-weight="bold" style:font-weight-asian="bold"/>
    </style:style>
    <style:style style:name="P8" style:family="paragraph" style:parent-style-name="Exalted">
      <style:text-properties officeooo:paragraph-rsid="00261162"/>
    </style:style>
    <style:style style:name="P9" style:family="paragraph" style:parent-style-name="Exalted">
      <style:text-properties officeooo:paragraph-rsid="0027977e"/>
    </style:style>
    <style:style style:name="P10" style:family="paragraph" style:parent-style-name="Exalted">
      <style:text-properties officeooo:paragraph-rsid="00293e36"/>
    </style:style>
    <style:style style:name="P11" style:family="paragraph" style:parent-style-name="Exalted">
      <style:paragraph-properties fo:margin-top="0in" fo:margin-bottom="0.0799in" style:contextual-spacing="false"/>
    </style:style>
    <style:style style:name="P12"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3" style:family="paragraph" style:parent-style-name="Exalted" style:list-style-name="Exalted_20_Center_20_Dot"/>
    <style:style style:name="P14" style:family="paragraph" style:parent-style-name="Exalted" style:list-style-name="Exalted_20_Center_20_Dot">
      <style:paragraph-properties fo:text-align="start" style:justify-single-word="false"/>
    </style:style>
    <style:style style:name="P15" style:family="paragraph" style:parent-style-name="Exalted" style:list-style-name="Exalted_20_Center_20_Dot">
      <style:paragraph-properties fo:margin-top="0in" fo:margin-bottom="0in" style:contextual-spacing="false"/>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Exalted" style:list-style-name="Exalted_20_Center_20_Dot">
      <style:paragraph-properties fo:margin-top="0in" fo:margin-bottom="0in" style:contextual-spacing="false"/>
    </style:style>
    <style:style style:name="P17" style:family="paragraph" style:parent-style-name="Exalted" style:list-style-name="Exalted_20_Center_20_Dot">
      <style:paragraph-properties fo:margin-top="0in" fo:margin-bottom="0in" style:contextual-spacing="false" fo:text-align="start" style:justify-single-word="false"/>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style="italic" style:font-style-asian="italic"/>
    </style:style>
    <style:style style:name="T4"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none"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 style:family="text">
      <style:text-properties style:use-window-font-color="true" loext:opacity="0%" style:font-name="Times New Roman" fo:font-size="10pt" fo:language="en" fo:country="none"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language="en" fo:country="none"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fo:color="#980000" loext:opacity="100%" style:font-name="Modern Antiqua" fo:font-weight="bold" style:font-name-asian="Modern Antiqua1" style:font-weight-asian="bold" style:font-name-complex="Modern Antiqua1"/>
    </style:style>
    <style:style style:name="T9" style:family="text">
      <style:text-properties fo:font-weight="normal" officeooo:rsid="00261162" style:font-weight-asian="normal" style:font-weight-complex="normal"/>
    </style:style>
    <style:style style:name="T10" style:family="text">
      <style:text-properties fo:font-weight="normal" officeooo:rsid="00293e36" style:font-weight-asian="normal" style:font-weight-complex="normal"/>
    </style:style>
    <style:style style:name="T11" style:family="text">
      <style:text-properties fo:font-weight="normal" officeooo:rsid="002b1d27" style:font-weight-asian="normal" style:font-weight-complex="normal"/>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Abilities</text:h>
      <text:p text:style-name="Exalted"/>
      <text:p text:style-name="Exalted"/>
      <text:section text:style-name="Sect1" text:name="TextSection">
        <text:p text:style-name="Exalted">Abilities are skills that have been honed, trained, and developed through education and experience. Abilities may range from Zero (0) to Five (5).</text:p>
        <text:p text:style-name="Exalted">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 </text:span>even if they have Rating Zero (0) in it. </text:p>
        <text:p text:style-name="Exalted"><text:span text:style-name="T1">Supernatural Abilities</text:span> are those that only may be accessed by dealing with the supernatural aspects of the world. Sorcery, Necromancy, Shapeshifting, and control of Fire are all examples.</text:p>
        <text:h text:style-name="Heading_20_2" text:outline-level="2">Specialities</text:h>
        <text:p text:style-name="Exalted">Abilities are broad fields of human accomplishment and skill. For an Exalt, the variance in competence across these subsets of the Ability is generally so small it does not affect the dice roll.</text:p>
        <text:p text:style-name="Exalted">However, there are a small number of smaller skills that the Exalt <text:span text:style-name="T3">excels</text:span> at. These are called <text:span text:style-name="T3">Specialities.</text:span></text:p>
        <text:p text:style-name="Exalted">When Rolling in an Ability Speciality, roll with an additional dice (+1).</text:p>
        <text:p text:style-name="Exalted">Specialities do <text:span text:style-name="T1">not </text:span>affect Static Values.</text:p>
        <text:h text:style-name="Heading_20_2" text:outline-level="2">Natural Abilities</text:h>
        <text:h text:style-name="Heading_20_3" text:outline-level="3">Archery</text:h>
        <text:p text:style-name="Exalted">Mastery of ranged weapons that propel projectiles. The bow and arrow is the dominant form, but other examples range from the mechanical crossbow, to slings, to even the exotic flampiece that shoots streamers of fire.</text:p>
        <text:p text:style-name="P10"><text:span text:style-name="T2">Combat:</text:span><text:span text:style-name="T9"> </text:span><text:span text:style-name="T7">Archery</text:span><text:span text:style-name="T9"> </text:span><text:span text:style-name="T10">attacks are </text:span><text:span text:style-name="T7">Ranged.</text:span></text:p>
        <text:h text:style-name="Heading_20_4" text:outline-level="4">Sample Specialites</text:h>
        <text:list xml:id="list688189200" text:style-name="Exalted_20_Center_20_Dot">
          <text:list-item>
            <text:p text:style-name="P15">Bow</text:p>
          </text:list-item>
          <text:list-item>
            <text:p text:style-name="P15">Crossbow</text:p>
          </text:list-item>
          <text:list-item>
            <text:p text:style-name="P15">Flamepiece</text:p>
          </text:list-item>
          <text:list-item>
            <text:p text:style-name="P13"><text:span text:style-name="T4">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3"><text:span text:style-name="T3">Exalted</text:span> does not require the Player to keep track of their character’s <text:s/>ammunition. It is simply assumed that the character has crafted or procured enough ammunition to perform their actions.</text:p>
            </table:table-cell>
          </table:table-row>
        </table:table>
        <text:h text:style-name="Heading_20_3" text:outline-level="3">Athletics</text:h>
        <text:p text:style-name="Exalted">Athletics is a measure of <text:span text:style-name="T3">physical motion.</text:span> It is useful for all ranges of activity, both prolonged marathons and quick sprints.</text:p>
        <text:p text:style-name="Exalted">Athletics is used to calculate the Static Values <text:span text:style-name="T1">Evasion </text:span>and <text:span text:style-name="T1">Endurance.</text:span></text:p>
        <text:h text:style-name="Heading_20_4" text:outline-level="4">Sample Specialites</text:h>
        <text:list xml:id="list210117655003213" text:continue-numbering="true" text:style-name="Exalted_20_Center_20_Dot">
          <text:list-item>
            <text:p text:style-name="P16">Running</text:p>
          </text:list-item>
          <text:list-item>
            <text:p text:style-name="P16">Climbing</text:p>
          </text:list-item>
          <text:list-item>
            <text:p text:style-name="P13">Swimming</text:p>
          </text:list-item>
        </text:list>
        <text:h text:style-name="Heading_20_3" text:outline-level="3">Awareness</text:h>
        <text:p text:style-name="Exalted">Awareness is a measure of alertness and impromptu understanding of events through any and all of the senses. Characters with high Awareness are in tune-consciously or subconsciously-of everything that happens around them.</text:p>
        <text:h text:style-name="Heading_20_4" text:outline-level="4">Sample Specialites</text:h>
        <text:p text:style-name="Exalted">Specialities in Awareness are location dependent, reflecting what sort of background the character grew up in. Those born out in the wilderness would find themselves overwhelmed by the large crowds in a city, for example.</text:p>
        <text:list xml:id="list210118518256024" text:continue-numbering="true" text:style-name="Exalted_20_Center_20_Dot">
          <text:list-item>
            <text:p text:style-name="P16">Wilderness</text:p>
          </text:list-item>
          <text:list-item>
            <text:p text:style-name="P16">Cities</text:p>
          </text:list-item>
          <text:list-item>
            <text:p text:style-name="P13">Political Gatherings</text:p>
          </text:list-item>
        </text:list>
        <text:h text:style-name="Heading_20_3" text:outline-level="3">Brawl</text:h>
        <text:p text:style-name="Exalted">Mastery of form that uses the body itself as a natural weapon. Punches, kicks, grapples, and leg sweeps are but a fraction of the endless ways generations have devised ways of harming each other.</text:p>
        <text:p text:style-name="Exalted">Brawl is <text:span text:style-name="T3">generally</text:span> performed Unarmed, but weapons that strengthen or reinforce the natural body form--such as brass knuckles, tiger claws, or even spike-tipped boots--are still part of the Brawling Ability.</text:p>
        <text:p text:style-name="P8"><text:span text:style-name="T2">Combat:</text:span><text:span text:style-name="T9"> </text:span><text:span text:style-name="T5">Brawl</text:span><text:span text:style-name="T9"> </text:span><text:span text:style-name="T10">attacks are</text:span><text:span text:style-name="T9"> </text:span><text:span text:style-name="T5">Close Range</text:span><text:span text:style-name="T9">.</text:span></text:p>
        <text:h text:style-name="Heading_20_4" text:outline-level="4">Sample Specialites</text:h>
        <text:list xml:id="list210118538638835" text:continue-numbering="true" text:style-name="Exalted_20_Center_20_Dot">
          <text:list-item>
            <text:p text:style-name="P16">Punching</text:p>
          </text:list-item>
          <text:list-item>
            <text:p text:style-name="P16">Kicking</text:p>
          </text:list-item>
          <text:list-item>
            <text:p text:style-name="P13">Grappling/Restraints</text:p>
          </text:list-item>
        </text:list>
        <text:h text:style-name="Heading_20_3" text:outline-level="3">Craft</text:h>
        <text:p text:style-name="Exalted">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Heading_20_4" text:outline-level="4">Sample Specialites</text:h>
        <text:list xml:id="list210117749045130" text:continue-numbering="true" text:style-name="Exalted_20_Center_20_Dot">
          <text:list-item>
            <text:p text:style-name="P16">Carpentry</text:p>
          </text:list-item>
          <text:list-item>
            <text:p text:style-name="P16">Jerry-Rigging</text:p>
          </text:list-item>
          <text:list-item>
            <text:p text:style-name="P16">Blacksmithing</text:p>
          </text:list-item>
          <text:list-item>
            <text:p text:style-name="P16">Stoneworking</text:p>
          </text:list-item>
          <text:list-item>
            <text:p text:style-name="P13">Clothworking</text:p>
          </text:list-item>
        </text:list>
        <text:h text:style-name="Heading_20_3" text:outline-level="3">Deception</text:h>
        <text:p text:style-name="Exalted">Deception is the art of lying, trickery, and manipulation. Its masters are adept at getting people to do what they want without them even realizing an outside influence is even there. Deception <text:soft-page-break/>is used to calculate <text:span text:style-name="T1">Guile</text:span>.</text:p>
        <text:h text:style-name="Heading_20_4" text:outline-level="4">Sample Specialites</text:h>
        <text:list xml:id="list210117714294372" text:continue-numbering="true" text:style-name="Exalted_20_Center_20_Dot">
          <text:list-item>
            <text:p text:style-name="P16">Forgery</text:p>
          </text:list-item>
          <text:list-item>
            <text:p text:style-name="P16">Sleight of Hand</text:p>
          </text:list-item>
          <text:list-item>
            <text:p text:style-name="P13">Conceal evidence</text:p>
          </text:list-item>
        </text:list>
        <text:h text:style-name="Heading_20_3" text:outline-level="3">Integrity</text:h>
        <text:p text:style-name="Exalted">Integrity is a measure of how tightly a character can keep to their convictions, goals, and objectives. It is used to calculate the Static Value of <text:span text:style-name="T1">Resolve</text:span>.</text:p>
        <text:p text:style-name="Exalted">Uniquely, Integrity does <text:span text:style-name="T3">not </text:span>have specialties. Rather, this is handled through the <text:span text:style-name="T1">Intimacy</text:span> system.</text:p>
        <text:h text:style-name="Heading_20_3" text:outline-level="3">Leadership</text:h>
        <text:p text:style-name="Exalted">Leadership covers the skills necessary to manage, inspire, and otherwise command large groups of people to act as one unified whole.</text:p>
        <text:h text:style-name="Heading_20_4" text:outline-level="4">Sample Specialites</text:h>
        <text:list xml:id="list210118613891901" text:continue-numbering="true" text:style-name="Exalted_20_Center_20_Dot">
          <text:list-item>
            <text:p text:style-name="P16">Oratory</text:p>
          </text:list-item>
          <text:list-item>
            <text:p text:style-name="P16">Organization</text:p>
          </text:list-item>
          <text:list-item>
            <text:p text:style-name="P13">Tactics</text:p>
          </text:list-item>
        </text:list>
        <text:h text:style-name="Heading_20_3" text:outline-level="3">Lore</text:h>
        <text:p text:style-name="Exalted">Lore is both the breadth and depth of understanding in the world, ranging from geographic knowledge to religion and philosophy.</text:p>
        <text:p text:style-name="Exalted">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Heading_20_4" text:outline-level="4">Sample Specialites</text:h>
        <text:list xml:id="list210117778177812" text:continue-numbering="true" text:style-name="Exalted_20_Center_20_Dot">
          <text:list-item>
            <text:p text:style-name="P16">Geography</text:p>
          </text:list-item>
          <text:list-item>
            <text:p text:style-name="P16">History</text:p>
          </text:list-item>
          <text:list-item>
            <text:p text:style-name="P13">Cryptography</text:p>
          </text:list-item>
        </text:list>
        <table:table table:name="Table2" table:style-name="Table2">
          <table:table-column table:style-name="Table2.A"/>
          <table:table-row table:style-name="Table2.1">
            <table:table-cell table:style-name="Table2.A1" office:value-type="string">
              <text:p text:style-name="P5"><text:span text:style-name="T8">The Non-Omniscient Scholar<text:line-break/></text:span>Having a high Lore does not confer <text:span text:style-name="T3">absolute truths</text:span> upon a character-rather it represents being well-versed in what is known--and often as much as what is unknown.</text:p>
              <text:p text:style-name="P5">It is a fact that the Immaculate Order claims that Solars and Lunars are Anathema. It is a fact that many other societies claim. <text:s/>High lore will allow knowledge that these two facts exist, but not which one of them are right.</text:p>
              <text:p text:style-name="P5">Storytellers should keep a character’s background (and speciality) in mind when revealing information to players--phrasing information through such natural biases.</text:p>
            </table:table-cell>
          </table:table-row>
        </table:table>
        <text:h text:style-name="Heading_20_3" text:outline-level="3">Medicine</text:h>
        <text:p text:style-name="Exalted">Medicine is the diagnosis and healing of the mind, body, and soul. Those with high Medicine have an intense knowledge of the bone and muscle structure, herbal remedies, as well as precise chakras.</text:p>
        <text:h text:style-name="Heading_20_4" text:outline-level="4">Sample Specialites</text:h>
        <text:list xml:id="list210118461646495" text:continue-numbering="true" text:style-name="Exalted_20_Center_20_Dot">
          <text:list-item>
            <text:p text:style-name="P17">Alchemy</text:p>
          </text:list-item>
          <text:list-item>
            <text:p text:style-name="P17">Chi</text:p>
          </text:list-item>
          <text:list-item>
            <text:p text:style-name="P17">Surgery</text:p>
          </text:list-item>
          <text:list-item>
            <text:p text:style-name="P14">Medicinal Plants</text:p>
          </text:list-item>
        </text:list>
        <text:h text:style-name="Heading_20_3" text:outline-level="3">Melee</text:h>
        <text:p text:style-name="Exalted">Mastery of close range combat that uses a weapon as their primary method of felling their foe.</text:p>
        <text:p text:style-name="Exalted">Over the millennia of human history, there have been countless styles and forms of weapons made. Specialities therefore are <text:span text:style-name="T3">representative</text:span> of how the weapon is used: A spear could be used as a Sword, Staff, or Spear, for example.</text:p>
        <text:p text:style-name="P9"><text:span text:style-name="T2">Combat:</text:span><text:span text:style-name="T9"> </text:span><text:span text:style-name="T6">Melee</text:span><text:span text:style-name="T9"> </text:span><text:span text:style-name="T11">attacks are </text:span><text:span text:style-name="T5">Close Range</text:span><text:span text:style-name="T9">.</text:span></text:p>
        <text:h text:style-name="Heading_20_4" text:outline-level="4">Sample Specialites</text:h>
        <text:list xml:id="list210118113838182" text:continue-numbering="true" text:style-name="Exalted_20_Center_20_Dot">
          <text:list-item>
            <text:p text:style-name="P16">Swords </text:p>
          </text:list-item>
          <text:list-item>
            <text:p text:style-name="P16">Clubs </text:p>
          </text:list-item>
          <text:list-item>
            <text:p text:style-name="P13">Staff</text:p>
          </text:list-item>
        </text:list>
        <text:h text:style-name="Heading_20_3" text:outline-level="3">Navigation</text:h>
        <text:p text:style-name="Exalted">Navigation is the ability to traverse terrains--from land, to sea, to jungle--and come out unscathed and on time. <text:s/>A trained Navigator will know their hand at reigns, the stern of a ship, how to survive in a city’s underworld, as well as be able to tell you which wild fruit is poisonous or edible.</text:p>
        <text:h text:style-name="Heading_20_4" text:outline-level="4">Sample Specialites</text:h>
        <text:list xml:id="list210118255200240" text:continue-numbering="true" text:style-name="Exalted_20_Center_20_Dot">
          <text:list-item>
            <text:p text:style-name="P16">Ocean </text:p>
          </text:list-item>
          <text:list-item>
            <text:p text:style-name="P16">Wilderness</text:p>
          </text:list-item>
          <text:list-item>
            <text:p text:style-name="P16">Urban</text:p>
          </text:list-item>
          <text:list-item>
            <text:p text:style-name="P13">Tracking</text:p>
          </text:list-item>
        </text:list>
        <text:h text:style-name="Heading_20_3" text:outline-level="3">Performance</text:h>
        <text:p text:style-name="Exalted">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Heading_20_4" text:outline-level="4">Sample Specialites</text:h>
        <text:list xml:id="list210118191824451" text:continue-numbering="true" text:style-name="Exalted_20_Center_20_Dot">
          <text:list-item>
            <text:p text:style-name="P16">Dance</text:p>
          </text:list-item>
          <text:list-item>
            <text:p text:style-name="P16">Singing</text:p>
          </text:list-item>
          <text:list-item>
            <text:p text:style-name="P16">Acting</text:p>
          </text:list-item>
          <text:list-item>
            <text:p text:style-name="P13">Poetry/Linguistics</text:p>
          </text:list-item>
        </text:list>
        <text:h text:style-name="Heading_20_3" text:outline-level="3">Persuasion</text:h>
        <text:p text:style-name="Exalted">Persuasive characters know how to talk and charm people with their bright personality, ultimately with a goal in mind. It is used to both extract as well as impart information and tasks.</text:p>
        <text:h text:style-name="Heading_20_4" text:outline-level="4">Sample Specialites</text:h>
        <text:list xml:id="list210118831725656" text:continue-numbering="true" text:style-name="Exalted_20_Center_20_Dot">
          <text:list-item>
            <text:p text:style-name="P16">Charm</text:p>
          </text:list-item>
          <text:list-item>
            <text:p text:style-name="P16">Beguilement</text:p>
          </text:list-item>
          <text:list-item>
            <text:p text:style-name="P13">Fast-Talking</text:p>
          </text:list-item>
        </text:list>
        <text:h text:style-name="Heading_20_3" text:outline-level="3">Physique</text:h>
        <text:p text:style-name="Exalted">Physique is the measure of fortitude and wellbeing, strength and hardiness: the ability to shrug off attacks, poisons, and any <text:soft-page-break/>debilitations of the body. As well, it is used for tests of endurance, and for feats of Strength. Physique is used to calculate <text:span text:style-name="T1">Soak</text:span>, as well as <text:span text:style-name="T1">Endurance</text:span>.</text:p>
        <text:h text:style-name="Heading_20_4" text:outline-level="4">Sample Specialites</text:h>
        <text:list xml:id="list210117537944934" text:continue-numbering="true" text:style-name="Exalted_20_Center_20_Dot">
          <text:list-item>
            <text:p text:style-name="P16">Lifting</text:p>
          </text:list-item>
          <text:list-item>
            <text:p text:style-name="P16">Crushing</text:p>
          </text:list-item>
          <text:list-item>
            <text:p text:style-name="P13">Resistance (poisons/toxins)</text:p>
          </text:list-item>
        </text:list>
        <text:h text:style-name="Heading_20_3" text:outline-level="3">Politics</text:h>
        <text:p text:style-name="Exalted">Politics is the maneuvering and manipulation of groups of ideological-similar people. M A character skilled in Politics will be able to manipulate peoples according to their will.</text:p>
        <text:p text:style-name="Exalted">Speciali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Heading_20_4" text:outline-level="4">Sample Specialites</text:h>
        <text:list xml:id="list210117187420417" text:continue-numbering="true" text:style-name="Exalted_20_Center_20_Dot">
          <text:list-item>
            <text:p text:style-name="P16">Bureaucracy</text:p>
          </text:list-item>
          <text:list-item>
            <text:p text:style-name="P16">Guild</text:p>
          </text:list-item>
          <text:list-item>
            <text:p text:style-name="P16">Specific Political Party</text:p>
          </text:list-item>
          <text:list-item>
            <text:p text:style-name="P13">Undercity</text:p>
          </text:list-item>
        </text:list>
        <text:h text:style-name="Heading_20_3" text:outline-level="3">Stealth</text:h>
        <text:p text:style-name="Exalted">Stealth is the ability to avoid detection-through any sense. They know how to carry their body, which ways shadows cast, as well as creating disguises and blending into crowds.</text:p>
        <text:h text:style-name="Heading_20_4" text:outline-level="4">Sample Specialites</text:h>
        <text:list xml:id="list210118338140439" text:continue-numbering="true" text:style-name="Exalted_20_Center_20_Dot">
          <text:list-item>
            <text:p text:style-name="P16">Disguise</text:p>
          </text:list-item>
          <text:list-item>
            <text:p text:style-name="P16">Crowds</text:p>
          </text:list-item>
          <text:list-item>
            <text:p text:style-name="P16">Hiding</text:p>
          </text:list-item>
          <text:list-item>
            <text:p text:style-name="P16">Pickpocketing</text:p>
          </text:list-item>
          <text:list-item>
            <text:p text:style-name="P16">Shadowing</text:p>
          </text:list-item>
        </text:list>
        <text:h text:style-name="Heading_20_3" text:outline-level="3">Thrown</text:h>
        <text:p text:style-name="Exalted">Thrown focuses on Ranged Combat where the entire (or vast majority) of the weapon is hurled at the opponent, rather than projectiles.</text:p>
        <text:p text:style-name="P10"><text:span text:style-name="T2">Combat:</text:span><text:span text:style-name="T9"> </text:span><text:span text:style-name="T7">Thrown</text:span><text:span text:style-name="T9"> </text:span><text:span text:style-name="T10">attacks are </text:span><text:span text:style-name="T7">Ranged.</text:span></text:p>
        <text:h text:style-name="Heading_20_4" text:outline-level="4">Sample Specialites</text:h>
        <text:list xml:id="list210118856654214" text:continue-numbering="true" text:style-name="Exalted_20_Center_20_Dot">
          <text:list-item>
            <text:p text:style-name="P16">Javelin (Spear, Atlatl, dart)</text:p>
          </text:list-item>
          <text:list-item>
            <text:p text:style-name="P16">Bladed (knives, shuriken, kunai, dart, axes)</text:p>
          </text:list-item>
          <text:list-item>
            <text:p text:style-name="P16">Simple (Sling, blowgun, boomerang)</text:p>
          </text:list-item>
          <text:list-item>
            <text:p text:style-name="P13">Chakram</text:p>
          </text:list-item>
        </text:list>
        <text:h text:style-name="Heading_20_2" text:outline-level="2">Supernatural Abilities</text:h>
        <text:p text:style-name="Exalted"><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Exalted">For example, those chosen to be a Dragon-Blooded are opened up to the Elemental Abilities of Fire, Water, Air, Earth, and Wood, but are restricted from the Lunar’s Shapeshifting Ability.</text:p>
        <text:p text:style-name="Exalted">A minimum of Rating One is required to perform any Supernatural Ability, and it cannot be learned without a specific Merit or Exaltation.</text:p>
        <text:p text:style-name="Exalted">Since Supernatural Abilities are so closely tied with an Exaltation, Gods, or Creature of Power, they will be detailed in their respective books. </text:p>
        <text:h text:style-name="Heading_20_3" text:outline-level="3">Sorcery</text:h>
        <text:p text:style-name="P6">Sorcery is the manipulation and </text:p>
        <text:p text:style-name="P7">[[Hey it’s sorcery! ]]</text:p>
        <text:h text:style-name="Heading_20_3" text:outline-level="3">Necromancy</text:h>
        <text:p text:style-name="P7">[[and I’m Necromancy! ]]</text:p>
        <text:h text:style-name="Heading_20_2" text:outline-level="2">Creating New Abilities</text:h>
        <text:p text:style-name="Exalted">The provided Abilities are not considered comprehensive or exclusive list-simply a selection that is expected to be most useful in the <text:s/><text:span text:style-name="T3">Exalted</text:span> setting. New Abilities may be made as needed or desired. For example, a modern setting would ask for the abilities <text:span text:style-name="T3">Firearms </text:span>and <text:span text:style-name="T3">Drive.</text:span></text:p>
        <text:p text:style-name="Exalted">Abilities do not need to be exclusive from each other, nor do their descending Charms. It is perfectly acceptable to have two abilities that overlap.</text:p>
        <text:h text:style-name="Heading_20_3" text:outline-level="3">Example: Drive</text:h>
        <text:p text:style-name="P11">[[An example on how to create a <text:span text:style-name="T3">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1:01:16.873000000</dc:date>
    <meta:editing-cycles>22</meta:editing-cycles>
    <dc:title>Abilities</dc:title>
    <meta:editing-duration>PT47M54S</meta:editing-duration>
    <meta:generator>LibreOffice/7.0.3.1$Windows_X86_64 LibreOffice_project/d7547858d014d4cf69878db179d326fc3483e082</meta:generator>
    <dc:creator>Samuel Smith</dc:creator>
    <meta:document-statistic meta:table-count="2" meta:image-count="0" meta:object-count="0" meta:page-count="3" meta:paragraph-count="159" meta:word-count="1554" meta:character-count="9492" meta:non-whitespace-character-count="8152"/>
  </office:meta>
</office:document-meta>
</file>